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5.4138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Reforma C2C Compatibility Patch</text:p>
          </table:table-cell>
          <table:table-cell table:style-name="ce3" office:value-type="string" calcext:value-type="string">
            <text:p><text:span text:style-name="T2"><text:a xlink:href="https://reformaats.dudaone.com/downloads" xlink:type="simple">https://reformaats.dudaone.com/downloads</text:a></text:span></text:p>
          </table:table-cell>
          <table:table-cell table:style-name="ce3"/>
          <table:table-cell table:style-name="ce28" office:value-type="string" calcext:value-type="string">
            <text:p>Refor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28" office:value-type="string" calcext:value-type="string">
            <text:p>Midwest Expansion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– Def</text:p>
          </table:table-cell>
          <table:covered-table-cell table:number-columns-repeated="2" table:style-name="ce3"/>
          <table:table-cell table:style-name="ce28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– Map&amp;Models</text:p>
          </table:table-cell>
          <table:covered-table-cell table:number-columns-repeated="2" table:style-name="ce3"/>
          <table:covered-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50 United</text:p>
          </table:table-cell>
          <table:table-cell table:style-name="ce3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7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0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number-columns-repeated="2" table:style-name="ce4"/>
          <table:covered-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number-columns-repeated="2" table:style-name="ce4"/>
          <table:covered-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number-columns-repeated="2" table:style-name="ce4"/>
          <table:covered-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4" office:value-type="string" calcext:value-type="string">
            <text:p><text:span text:style-name="T4"><text:a xlink:href="https://sharemods.com/g0qnwoqef2dg/Truck_dealers_C2C-PMA_fix.scs.html" xlink:type="simple">https://sharemods.com/g0qnwoqef2dg/Truck_dealers_C2C-PMA_fix.scs.html</text:a></text:span></text:p>
          </table:table-cell>
          <table:table-cell table:style-name="ce4"/>
          <table:table-cell table:style-name="ce30" office:value-type="string" calcext:value-type="string">
            <text:p>PMA-C2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PMA-C2C</text:p>
          </table:table-cell>
          <table:table-cell table:style-name="ce6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6" office:value-type="string" calcext:value-type="string">
            <text:p>OPTIONAL: Currently this mod does not support 1.45. Use at own risk.</text:p>
          </table:table-cell>
          <table:table-cell table:style-name="ce29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0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0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0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ega Resources</text:p>
          </table:table-cell>
          <table:table-cell table:style-name="ce22" office:value-type="string" calcext:value-type="string" table:number-columns-spanned="1" table:number-rows-spanned="2">
            <text:p><text:span text:style-name="T5"><text:a xlink:href="https://reformaats.dudaone.com/downloads" xlink:type="simple">https://reformaats.dudaone.com/downloads</text:a></text:span></text:p>
          </table:table-cell>
          <table:table-cell table:style-name="ce20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2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Reforma</text:p>
          </table:table-cell>
          <table:covered-table-cell table:number-columns-repeated="3" table:style-name="ce2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Lite Urban Overhaul</text:p>
          </table:table-cell>
          <table:table-cell table:style-name="ce22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2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<text:span text:style-name="T1">Starlight Adventurer’s Combo: America 2 (Pseudo Paradise</text:span>) 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Last updated on Aug 9, 2022 (v2.0)</text:p>
          </table:table-cell>
          <table:covered-table-cell table:style-name="ce40"/>
          <table:table-cell table:number-columns-repeated="1018"/>
          <table:table-cell table:style-name="Default" table:number-columns-repeated="2"/>
        </table:table-row>
        <table:table-row table:style-name="ro1" table:number-rows-repeated="2">
          <table:table-cell table:style-name="ce11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0">
          <table:table-cell table:style-name="ce11" table:number-columns-repeated="5"/>
          <table:table-cell table:number-columns-repeated="1019"/>
        </table:table-row>
        <table:table-row table:style-name="ro3">
          <table:table-cell table:style-name="ce11" table:number-columns-repeated="5"/>
          <table:table-cell table:number-columns-repeated="1019"/>
        </table:table-row>
        <table:table-row table:style-name="ro4" table:number-rows-repeated="5">
          <table:table-cell table:style-name="ce11" table:number-columns-repeated="5"/>
          <table:table-cell table:number-columns-repeated="1019"/>
        </table:table-row>
        <table:table-row table:style-name="ro5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6" table:number-rows-repeated="3">
          <table:table-cell table:style-name="ce11" table:number-columns-repeated="5"/>
          <table:table-cell table:number-columns-repeated="1019"/>
        </table:table-row>
        <table:table-row table:style-name="ro1" table:number-rows-repeated="3">
          <table:table-cell table:style-name="ce11" table:number-columns-repeated="5"/>
          <table:table-cell table:number-columns-repeated="1019"/>
        </table:table-row>
        <table:table-row table:style-name="ro7">
          <table:table-cell table:style-name="ce11" table:number-columns-repeated="5"/>
          <table:table-cell table:number-columns-repeated="1019"/>
        </table:table-row>
        <table:table-row table:style-name="ro1" table:number-rows-repeated="45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2" table:number-columns-repeated="4"/>
          <table:table-cell table:style-name="ce11"/>
          <table:table-cell table:number-columns-repeated="1019"/>
        </table:table-row>
        <table:table-row table:style-name="ro1" table:number-rows-repeated="129">
          <table:table-cell table:style-name="ce12" table:number-columns-repeated="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8" table:number-rows-repeated="106">
          <table:table-cell table:number-columns-repeated="1024"/>
        </table:table-row>
        <table:table-row table:style-name="ro9" table:number-rows-repeated="10481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8T19:35:20.863000000</dc:date>
    <meta:editing-duration>PT17H27M35S</meta:editing-duration>
    <meta:editing-cycles>40</meta:editing-cycles>
    <meta:document-statistic meta:table-count="1" meta:cell-count="52" meta:object-count="0"/>
  </office:meta>
</office:document-meta>
</file>